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0"/>
    <style:style style:name="ce2" style:family="table-cell" style:parent-style-name="Default" style:data-style-name="N8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1-01">
            <text:p>1. Jan. 20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2-01">
            <text:p>1. Feb. 201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294095600">
            <text:p>12940956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3-01">
            <text:p>1. Mar. 201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98934000">
            <text:p>1298934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294614000">
            <text:p>1294614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4-01">
            <text:p>1. Apr. 201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301608800">
            <text:p>1301608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5-01">
            <text:p>1. May. 201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96946800">
            <text:p>12969468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6-01">
            <text:p>1. Jun. 201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97724400">
            <text:p>12977244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1-04">
            <text:p>4. Jan. 2011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98934000">
            <text:p>12989340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1-10">
            <text:p>10. Jan. 20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99625200">
            <text:p>129962520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2-06">
            <text:p>6. Feb. 2011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300489200">
            <text:p>130048920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2-15">
            <text:p>15. Feb. 2011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301608800">
            <text:p>13016088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table:style-name="ce1" office:value-type="date" office:date-value="2011-03-09">
            <text:p>9. Mar. 2011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table:style-name="ce1" office:value-type="date" office:date-value="2011-03-19">
            <text:p>19. Mar. 2011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formula="of:=SUM([.F8:.F10])" office:value-type="float" office:value="159">
            <text:p>159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Default"/>
          <table:table-cell/>
          <table:table-cell office:value-type="float" office:value="5">
            <text:p>5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style-name="Default"/>
          <table:table-cell/>
          <table:table-cell office:value-type="float" office:value="5">
            <text:p>5</text:p>
          </table:table-cell>
          <table:table-cell office:value-type="float" office:value="1294095600">
            <text:p>1294095600</text:p>
          </table:table-cell>
          <table:table-cell office:value-type="float" office:value="324">
            <text:p>3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style-name="Default"/>
          <table:table-cell/>
          <table:table-cell office:value-type="float" office:value="10">
            <text:p>10</text:p>
          </table:table-cell>
          <table:table-cell office:value-type="float" office:value="1294614000">
            <text:p>129461400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Default"/>
          <table:table-cell/>
          <table:table-cell office:value-type="float" office:value="21">
            <text:p>21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office:value-type="float" office:value="21">
            <text:p>21</text:p>
          </table:table-cell>
          <table:table-cell office:value-type="float" office:value="1296946800">
            <text:p>1296946800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table:style-name="Default"/>
          <table:table-cell/>
          <table:table-cell office:value-type="float" office:value="32">
            <text:p>32</text:p>
          </table:table-cell>
          <table:table-cell office:value-type="float" office:value="1297724400">
            <text:p>1297724400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style-name="Default"/>
          <table:table-cell/>
          <table:table-cell office:value-type="float" office:value="46">
            <text:p>46</text:p>
          </table:table-cell>
          <table:table-cell office:value-type="float" office:value="1298934000">
            <text:p>1298934000</text:p>
          </table:table-cell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1299625200">
            <text:p>1299625200</text:p>
          </table:table-cell>
          <table:table-cell office:value-type="float" office:value="654">
            <text:p>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24">
            <text:p>324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0489200">
            <text:p>1300489200</text:p>
          </table:table-cell>
          <table:table-cell office:value-type="float" office:value="456">
            <text:p>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1608800">
            <text:p>1301608800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456">
            <text:p>456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654">
            <text:p>654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  <table:table-cell table:number-columns-repeated="5"/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3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21:4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4-05T21:47:38</dc:date>
    <dc:creator>Raffaele Bolliger</dc:creator>
    <meta:editing-duration>PT79H26M46S</meta:editing-duration>
    <meta:editing-cycles>10</meta:editing-cycles>
    <meta:generator>OpenOffice.org/3.2$Unix OpenOffice.org_project/320m19$Build-9505</meta:generator>
    <meta:document-statistic meta:table-count="3" meta:cell-count="194" meta:object-count="0"/>
  </office:meta>
</office:document-meta>
</file>